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5" style:family="paragraph" style:parent-style-name="Standard">
      <style:paragraph-properties fo:margin-left="0cm" fo:margin-right="0cm" fo:text-align="start" style:justify-single-word="false" fo:text-indent="0.926cm" style:auto-text-indent="false"/>
      <style:text-properties fo:font-size="13pt" style:font-size-asian="15pt" style:font-size-complex="15pt"/>
    </style:style>
    <style:style style:name="P6" style:family="paragraph" style:parent-style-name="Standard" style:list-style-name="L1">
      <style:paragraph-properties fo:text-align="start" style:justify-single-word="false"/>
      <style:text-properties fo:font-size="15pt" style:text-underline-style="solid" style:text-underline-width="auto" style:text-underline-color="font-color" style:font-size-asian="15pt" style:font-size-complex="15pt"/>
    </style:style>
    <style:style style:name="T1" style:family="text">
      <style:text-properties style:text-position="super 58%"/>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alWorld</text:p>
      <text:p text:style-name="P1"/>
      <text:p text:style-name="P2">L'esprit pionner du 21<text:span text:style-name="T1">ème</text:span> siècle</text:p>
      <text:p text:style-name="P2">Une équipe de professionnel à votre service.</text:p>
      <text:p text:style-name="P3"/>
      <text:list xml:id="list20299484" text:style-name="L1">
        <text:list-item>
          <text:p text:style-name="P6">Reportages audio-visuels et documentaires</text:p>
        </text:list-item>
      </text:list>
      <text:p text:style-name="P5"/>
      <text:p text:style-name="P5">Vous souhaitez mettre en valeur votre entreprise ou votre collectivité, nous vous proposons <text:s/>de réaliser un reportage de quelques minutes ou un documentaire de 15 à 20 minutes pour présenter à votre activité, vos services de façons à présenter à vos clients partout en France ou dans le monde.</text:p>
      <text:p text:style-name="P5">En version française, anglaise, espagnole... nous nous ouvrons les protes du monde pour vous faire connaître.</text:p>
      <text:p text:style-name="P5">Réalisés par des professionnels et commenté par nos journaliste, ces documentaire seront votre meilleur outil de communication<text:span text:style-name="T2"> (Budgets et tarifs sur demande)</text:span><text:span text:style-name="T3">.</text:span></text:p>
      <text:p text:style-name="P5"/>
      <text:list xml:id="list20417207" text:continue-numbering="true" text:style-name="L1">
        <text:list-item>
          <text:p text:style-name="P6">Animations et conférences</text:p>
        </text:list-item>
      </text:list>
      <text:p text:style-name="P4"/>
      <text:p text:style-name="P5">Vous souhaitez organiser une rencontre publique , des débats et des conférences en régions sur le Grand Sud (Midi-Pyrénées, Languedoc-Roussillon, Aquitaine) nous nous vous proposons de les animés avec des journaliste professionnel. Tous les sujets, tous les publics, à l'université, dans une salle publique nous vous proposons des prestations de qualité.</text:p>
      <text:p text:style-name="P5"/>
      <text:list xml:id="list20426549" text:continue-numbering="true" text:style-name="L1">
        <text:list-item>
          <text:p text:style-name="P6">Promotion et <text:s/>Partenariat</text:p>
        </text:list-item>
      </text:list>
      <text:p text:style-name="P4"/>
      <text:p text:style-name="P5">Artiste, vous souhaitez qu'on organise vos tournées en Province et qu'on s'occupe de la logistique pour vous. Vous nous contactez et nous nous chargerons de retenir pour vous les salles, le matériel de sonorisation. Tout cela au meilleur tarif possible. </text:p>
      <text:p text:style-name="P5">Devis sur demande directe par courier et mail.</text:p>
      <text:p text:style-name="P5"/>
      <text:list xml:id="list20407630" text:continue-numbering="true" text:style-name="L1">
        <text:list-item>
          <text:p text:style-name="P6">Création de site web pour collectivité.</text:p>
        </text:list-item>
      </text:list>
      <text:p text:style-name="P5"/>
      <text:p text:style-name="P5">Vous êtes Maire d'une petite commune qui à un budget limité pour sa promotion touristique. Nous vous offrons à des tarifs modeste des faire grâce à un site web personalisé la promotion de votre commune et ses atouts pour séduire des visiteurs qui souhaitent faire de leurs vacances un séjour <text:s/>original et familial. </text:p>
      <text:p text:style-name="P5">A l'aide de quelques image et d'un petit film de quelques minutes nous vous offrons le monde sur la toile avec un lien direct entre vous et le public.</text:p>
      <text:p text:style-name="P5"/>
      <text:list xml:id="list20430134" text:continue-numbering="true" text:style-name="L1">
        <text:list-item>
          <text:p text:style-name="P6">Salons</text:p>
        </text:list-item>
      </text:list>
      <text:p text:style-name="P4"/>
      <text:p text:style-name="P5">Vous souhaitez mettre en valeur un salon public (auto, habita, loisir, équipement). Nous nous chargeons de l'organiser et de contacter la presse locale et nationale pour créer l'évènement et trouver le moyen d'attirer un maximum de public. Donnez à votre <text:soft-page-break/>manifestation publique de l'éclat. N'hésitez pas à nous rencontrer pour discuter du projet en fonction de votre bu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Cassan</meta:initial-creator>
    <meta:creation-date>2011-06-10T18:55:55.01</meta:creation-date>
    <dc:date>2011-09-05T00:29:05.08</dc:date>
    <dc:creator>Thomas Cassan</dc:creator>
    <meta:editing-duration>PT07H18M11S</meta:editing-duration>
    <meta:editing-cycles>6</meta:editing-cycles>
    <meta:generator>OpenOffice.org/3.2$Win32 OpenOffice.org_project/320m18$Build-9502</meta:generator>
    <meta:document-statistic meta:table-count="0" meta:image-count="0" meta:object-count="0" meta:page-count="2" meta:paragraph-count="17" meta:word-count="361" meta:character-count="2288"/>
  </office:meta>
</office:document-meta>
</file>